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ir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table table:name="ElectricCharge" table:style-name="ta1"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C/s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EC ratio (LF)</text:p>
          </table:table-cell>
          <table:table-cell office:value-type="string" calcext:value-type="string">
            <text:p>EC ratio (LH2)</text:p>
          </table:table-cell>
          <table:table-cell office:value-type="string" calcext:value-type="string">
            <text:p>EC ratio (PLM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101.972" calcext:value-type="float">
            <text:p>101.972</text:p>
          </table:table-cell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-60D</text:p>
          </table:table-cell>
          <table:table-cell office:value-type="float" office:value="53.535" calcext:value-type="float">
            <text:p>53.535</text:p>
          </table:table-cell>
          <table:table-cell office:value-type="float" office:value="800" calcext:value-type="float">
            <text:p>800</text:p>
          </table:table-cell>
          <table:table-cell office:value-type="float" office:value="840" calcext:value-type="float">
            <text:p>84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I-75</text:p>
          </table:table-cell>
          <table:table-cell office:value-type="float" office:value="16.772" calcext:value-type="float">
            <text:p>16.772</text:p>
          </table:table-cell>
          <table:table-cell office:value-type="float" office:value="380" calcext:value-type="float">
            <text:p>380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-R 01 “Prominence”</text:p>
          </table:table-cell>
          <table:table-cell office:value-type="float" office:value="33.543" calcext:value-type="float">
            <text:p>33.543</text:p>
          </table:table-cell>
          <table:table-cell office:value-type="float" office:value="380" calcext:value-type="float">
            <text:p>380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-81</text:p>
          </table:table-cell>
          <table:table-cell office:value-type="float" office:value="238.614" calcext:value-type="float">
            <text:p>238.614</text:p>
          </table:table-cell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er J</text:p>
          </table:table-cell>
          <table:table-cell office:value-type="float" office:value="63.732" calcext:value-type="float">
            <text:p>63.732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er K, L</text:p>
          </table:table-cell>
          <table:table-cell office:value-type="float" office:value="95.598" calcext:value-type="float">
            <text:p>95.598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39.497" calcext:value-type="float">
            <text:p>139.497</text:p>
          </table:table-cell>
          <table:table-cell office:value-type="float" office:value="4000" calcext:value-type="float">
            <text:p>4000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Dog</text:p>
          </table:table-cell>
          <table:table-cell office:value-type="float" office:value="184.909" calcext:value-type="float">
            <text:p>184.909</text:p>
          </table:table-cell>
          <table:table-cell office:value-type="float" office:value="450" calcext:value-type="float">
            <text:p>450</text:p>
          </table:table-cell>
          <table:table-cell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carrier</text:p>
          </table:table-cell>
          <table:table-cell office:value-type="float" office:value="152.957" calcext:value-type="float">
            <text:p>152.957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14.718" calcext:value-type="float">
            <text:p>114.718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2:30:31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0-10-16T23:02:11.554000000</dc:date>
    <meta:editing-duration>PT12M3S</meta:editing-duration>
    <meta:editing-cycles>5</meta:editing-cycles>
    <meta:generator>LibreOffice/6.4.6.2$Windows_X86_64 LibreOffice_project/0ce51a4fd21bff07a5c061082cc82c5ed232f115</meta:generator>
    <meta:document-statistic meta:table-count="2" meta:cell-count="93" meta:object-count="0"/>
  </office:meta>
</office:document-meta>
</file>